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05cm" draw:marker-start-width="0.207cm" draw:marker-end-width="0.207cm" draw:fill="none" draw:textarea-vertical-align="middle" fo:padding-top="0.127cm" fo:padding-bottom="0.127cm" fo:padding-left="0.252cm" fo:padding-right="0.252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1cm" draw:marker-start-width="0.215cm" draw:marker-end-width="0.215cm" draw:fill="none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2.2cm" svg:x2="29.43cm" svg:y2="2.2cm">
          <text:p/>
        </draw:line>
        <draw:line draw:style-name="gr1" draw:text-style-name="P1" draw:layer="layout" svg:x1="4cm" svg:y1="2cm" svg:x2="29.43cm" svg:y2="2cm">
          <text:p/>
        </draw:line>
        <draw:line draw:style-name="gr1" draw:text-style-name="P1" draw:layer="layout" svg:x1="4cm" svg:y1="2.1cm" svg:x2="29.43cm" svg:y2="2.1cm">
          <text:p/>
        </draw:line>
        <draw:line draw:style-name="gr1" draw:text-style-name="P1" draw:layer="layout" svg:x1="4cm" svg:y1="2.3cm" svg:x2="29.43cm" svg:y2="2.3cm">
          <text:p/>
        </draw:line>
        <draw:line draw:style-name="gr1" draw:text-style-name="P1" draw:layer="layout" svg:x1="4cm" svg:y1="2.4cm" svg:x2="29.43cm" svg:y2="2.4cm">
          <text:p/>
        </draw:line>
        <draw:custom-shape draw:style-name="gr2" draw:text-style-name="P1" draw:layer="layout" svg:width="0.14cm" svg:height="0.1cm" draw:transform="rotate (0.268257106031528) translate (5.15cm 2.2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8cm" svg:y1="2.35cm" svg:x2="4.8cm" svg:y2="1.8cm">
          <text:p/>
        </draw:line>
        <draw:line draw:style-name="gr1" draw:text-style-name="P1" draw:layer="layout" svg:x1="5.3cm" svg:y1="2.3cm" svg:x2="5.3cm" svg:y2="1.8cm">
          <text:p/>
        </draw:line>
        <draw:line draw:style-name="gr3" draw:text-style-name="P1" draw:layer="layout" svg:x1="4.8cm" svg:y1="1.8cm" svg:x2="5.9cm" svg:y2="1.8cm">
          <text:p/>
        </draw:line>
        <draw:custom-shape draw:style-name="gr2" draw:text-style-name="P1" draw:layer="layout" svg:width="0.14cm" svg:height="0.1cm" draw:transform="rotate (0.268257106031528) translate (4.652cm 2.3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4cm" svg:height="0.1cm" draw:transform="rotate (0.268257106031528) translate (5.65cm 2.4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4cm" svg:height="0.1cm" draw:transform="rotate (0.268257106031528) translate (5.78cm 2.4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4cm" svg:height="0.1cm" draw:transform="rotate (0.268257106031528) translate (5.657cm 2.5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4cm" svg:height="0.1cm" draw:transform="rotate (0.268257106031528) translate (5.65cm 2.3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4cm" svg:height="0.1cm" draw:transform="rotate (0.268257106031528) translate (5.65cm 2.2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4cm" svg:height="0.1cm" draw:transform="rotate (0.268257106031528) translate (5.65cm 2.1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4cm" svg:height="0.1cm" draw:transform="rotate (0.268257106031528) translate (5.649cm 2.0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4cm" svg:height="0.1cm" draw:transform="rotate (0.268257106031528) translate (5.769cm 2.3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4cm" svg:height="0.1cm" draw:transform="rotate (0.268257106031528) translate (5.779cm 2.2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4cm" svg:height="0.1cm" draw:transform="rotate (0.268257106031528) translate (5.779cm 2.1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4cm" svg:height="0.1cm" draw:transform="rotate (0.268257106031528) translate (5.779cm 2.0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4cm" svg:height="0.1cm" draw:transform="rotate (0.268257106031528) translate (5.779cm 1.9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8cm" svg:y1="2.54cm" svg:x2="5.8cm" svg:y2="1.81cm">
          <text:p/>
        </draw:line>
        <draw:custom-shape draw:style-name="gr4" draw:text-style-name="P2" draw:layer="layout" svg:width="0.08cm" svg:height="0.16cm" svg:x="4.57cm" svg:y="2.27cm">
          <text:p text:style-name="P2">♯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cm" svg:height="0.14cm" svg:x="5.56cm" svg:y="2.15cm">
          <text:p text:style-name="P2">♭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21T00:33:21</meta:creation-date>
    <dc:date>2013-12-26T10:56:09</dc:date>
    <dc:creator>Pascal Bourguignon</dc:creator>
    <meta:editing-duration>PT16M21S</meta:editing-duration>
    <meta:editing-cycles>4</meta:editing-cycles>
    <meta:generator>LibreOffice/3.5$Linux_X86_64 LibreOffice_project/350m1$Build-2</meta:generator>
    <meta:document-statistic meta:object-count="25"/>
  </office:meta>
</office:document-meta>
</file>